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font-size="14pt" officeooo:rsid="00153658" officeooo:paragraph-rsid="001c71c2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officeooo:rsid="000decf2" officeooo:paragraph-rsid="001c71c2" style:font-size-asian="14pt" style:font-size-complex="14pt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officeooo:rsid="00166264" officeooo:paragraph-rsid="001c71c2" style:font-size-asian="14pt" style:font-size-complex="14pt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officeooo:rsid="00131550" officeooo:paragraph-rsid="001c71c2" style:font-size-asian="14pt" style:font-size-complex="14pt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officeooo:rsid="001c73a8" officeooo:paragraph-rsid="001c73a8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officeooo:rsid="001e4a30" officeooo:paragraph-rsid="001e4a30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officeooo:rsid="001f53aa" officeooo:paragraph-rsid="001f53aa" style:font-size-asian="14pt" style:font-size-complex="14pt"/>
    </style:style>
    <style:style style:name="P8" style:family="paragraph" style:parent-style-name="Standard">
      <style:paragraph-properties fo:line-height="115%" fo:text-align="justify" style:justify-single-word="false"/>
      <style:text-properties fo:font-size="14pt" style:text-underline-style="solid" style:text-underline-width="auto" style:text-underline-color="font-color" officeooo:rsid="001c73a8" officeooo:paragraph-rsid="001c73a8" style:font-size-asian="14pt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font-size="18pt" fo:font-weight="bold" officeooo:rsid="00166264" officeooo:paragraph-rsid="001c71c2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line-height="115%" fo:text-align="justify" style:justify-single-word="false"/>
      <style:text-properties fo:font-size="14pt" officeooo:rsid="001f53aa" officeooo:paragraph-rsid="001c73a8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Standard">
      <style:paragraph-properties fo:line-height="115%" fo:text-align="justify" style:justify-single-word="false"/>
      <style:text-properties fo:font-size="14pt" officeooo:rsid="001f53aa" officeooo:paragraph-rsid="001c73a8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1550"/>
    </style:style>
    <style:style style:name="T3" style:family="text">
      <style:text-properties officeooo:rsid="00166264"/>
    </style:style>
    <style:style style:name="T4" style:family="text">
      <style:text-properties officeooo:rsid="001c71c2"/>
    </style:style>
    <style:style style:name="T5" style:family="text">
      <style:text-properties officeooo:rsid="001e4a30"/>
    </style:style>
    <style:style style:name="T6" style:family="text">
      <style:text-properties officeooo:rsid="001f53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née 1860</text:p>
      <text:p text:style-name="P9">Page <text:span text:style-name="T4">9</text:span></text:p>
      <text:p text:style-name="P2"/>
      <text:p text:style-name="P3"><text:span text:style-name="T1">Documentation </text:span>:</text:p>
      <text:p text:style-name="P2">_ : <text:span text:style-name="T2">mot non trouvé</text:span></text:p>
      <text:p text:style-name="P4">[ ] : mot lu mais non sûre</text:p>
      <text:p text:style-name="P3">Pour plus de clarté à la lecture :</text:p>
      <text:p text:style-name="P4"><text:tab/>- Les majuscules en début de ligne ont été rétablies.</text:p>
      <text:p text:style-name="P4"><text:tab/>- Un tiret (-) a été ajouté entre le numéro de ligne et le mot le <text:span text:style-name="T3">suivant.</text:span></text:p>
      <text:p text:style-name="P1">- <text:span text:style-name="T3">J</text:span>’ai pris la liberté de faire un retour à la ligne entre chaque jours.</text:p>
      <text:p text:style-name="P1"/>
      <text:p text:style-name="P8">Début transcription :</text:p>
      <text:p text:style-name="P8"/>
      <text:p text:style-name="P10">Septembre. 17</text:p>
      <text:p text:style-name="Preformatted_20_Text">19</text:p>
      <text:p text:style-name="Preformatted_20_Text">21</text:p>
      <text:p text:style-name="Preformatted_20_Text">22</text:p>
      <text:p text:style-name="Preformatted_20_Text">26</text:p>
      <text:p text:style-name="Preformatted_20_Text">28</text:p>
      <text:p text:style-name="Preformatted_20_Text">29</text:p>
      <text:p text:style-name="Preformatted_20_Text">Octobre 3</text:p>
      <text:p text:style-name="Preformatted_20_Text">5</text:p>
      <text:p text:style-name="Preformatted_20_Text">8</text:p>
      <text:p text:style-name="Preformatted_20_Text">"</text:p>
      <text:p text:style-name="Preformatted_20_Text">1860</text:p>
      <text:p text:style-name="Preformatted_20_Text">[??] des terrasses que surmontent la galerie du triforium du</text:p>
      <text:p text:style-name="Preformatted_20_Text">choeur 难 et des [parements] des murs entre les croisées hautes du choeur</text:p>
      <text:p text:style-name="Preformatted_20_Text">jusqu'aux chapiteaux des meneaux. on monte un échafaudage interieur</text:p>
      <text:p text:style-name="Preformatted_20_Text">pour les reprises des tympans au dessus de l'entrée des collatéraux du choeur</text:p>
      <text:p text:style-name="Preformatted_20_Text">dans le transept sud comme il a été fait du coté nord.</text:p>
      <text:p text:style-name="Preformatted_20_Text">[难19] on poursuit la converture en plomb des travées de charpente qui ont</text:p>
      <text:p text:style-name="Preformatted_20_Text">été refaites de chaque coté de la flèche (choeur et nef) on a posé le faitage</text:p>
      <text:p text:style-name="Preformatted_20_Text">et les fourchettes en fer destinées aa supporter la crète en plomb sur la travée</text:p>
      <text:p text:style-name="Preformatted_20_Text">du choeur. on pose le socle formant cheneau a la [1ère] travée de la nef Nord.</text:p>
      <text:p text:style-name="Preformatted_20_Text">ᑕontinuation du montage de la charpente neuve au dessus du transept</text:p>
      <text:p text:style-name="Preformatted_20_Text">sud. on pose les serrures pour les verrières des croisées hautes du transept</text:p>
      <text:p text:style-name="Preformatted_20_Text">sud face Est; celui du coté nord (face est) sont terminés ainsi que le dallage</text:p>
      <text:p text:style-name="Preformatted_20_Text">des chapelles basses de la nef Nord. on a terminé aussi la dépose de la rose</text:p>
      <text:p text:style-name="Preformatted_20_Text">et commmencé celle de l'ouverture à jour placée au dessous et de la corniche</text:p>
      <text:p text:style-name="Preformatted_20_Text">formant [passage].</text:p>
      <text:p text:style-name="Preformatted_20_Text">on a transporté l'échafaudage en bascule au dessus de la porte de gauche</text:p>
      <text:p text:style-name="Preformatted_20_Text">de la facade principale pour la reprise des [portions] de tapissirie au dessus</text:p>
      <text:p text:style-name="Preformatted_20_Text">des [??] de cette porte.</text:p>
      <text:p text:style-name="Preformatted_20_Text">on commence la reprise par incrustement des parterres de tympans au</text:p>
      <text:p text:style-name="Preformatted_20_Text">dessus de l'entree des collatéraux du choeur sud coté du transept on</text:p>
      <text:p text:style-name="Preformatted_20_Text">continue le grattage et le ravalement de la partie en face; on poursuit le</text:p>
      <text:p text:style-name="Preformatted_20_Text">raccord des dallages en marbre dans le bas coté du choeur.</text:p>
      <text:p text:style-name="Preformatted_20_Text">les charpentiers continuent le montage des serrures pour le comble du</text:p>
      <text:p text:style-name="Preformatted_20_Text">transept sud. on pose le chevronnage de la [2e] travée. les travaux de</text:p>
      <text:p text:style-name="Preformatted_20_Text">plomberie se poursuivent sur les parties du grand comble qui ont été refaits</text:p>
      <text:p text:style-name="Preformatted_20_Text">dernièrement et [ulterieurement] sur les quatre contrefiches de la flèche formant gradins</text:p>
      <text:p text:style-name="Preformatted_20_Text">on poursuit la dépose de la partie supérieure de l'[难 ] à [jour]</text:p>
      <text:p text:style-name="Preformatted_20_Text"><text:soft-page-break/>du transept sud jusqu'au niveau des chapiteaux des petites colonnettes. on</text:p>
      <text:p text:style-name="Preformatted_20_Text">termine les reprises [et] enduits des portions de tapisserie au dessus de la porte</text:p>
      <text:p text:style-name="Preformatted_20_Text">de gauche de la facade principale.</text:p>
      <text:p text:style-name="Preformatted_20_Text">Continuation des travaux de charpente pour le [comble] du transept sud</text:p>
      <text:p text:style-name="Preformatted_20_Text">on commence le [?] des travées rapprochées de la fleche. les travaux</text:p>
      <text:p text:style-name="Preformatted_20_Text">de plomberie se poursuivent sur les deux parties de comble de la nef et du</text:p>
      <text:p text:style-name="Preformatted_20_Text">choeur ainsi que sur les contrefiches diagonales formant [gradins].</text:p>
      <text:p text:style-name="Preformatted_20_Text">on poursuit la dispose de l'[ouverture] à jour de la facade du transept sud</text:p>
      <text:p text:style-name="Preformatted_20_Text">jusqu'au niveau des chapiteaux des colonettes. on prépare le chainage</text:p>
      <text:p text:style-name="Preformatted_20_Text">qui doit relier cette série de colonnettes aux gros contreforts d'angle</text:p>
      <text:p text:style-name="Preformatted_20_Text">on termine le grattage et le [??] des voutes hautes du transept</text:p>
      <text:p text:style-name="Preformatted_20_Text">sud ainsi que celui de la face intérieure de le même transept formant</text:p>
      <text:p text:style-name="Preformatted_20_Text">sur les collatéraux de la nef.</text:p>
      <text:p text:style-name="Preformatted_20_Text">11</text:p>
      <text:p text:style-name="Preformatted_20_Text">on poursuit la reprise [pour] [increntement] des tympans au dessus des arcs</text:p>
      <text:p text:style-name="Preformatted_20_Text">[??] des collateraux du choeur ouvrant sur le transept sud, ainsi que</text:p>
      <text:p text:style-name="Preformatted_20_Text">la serrure des croisées hautes qui surmontent les petites roses de la face latérale</text:p>
      <text:p text:style-name="P11">Est de le [??] transept.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7:14:37.655000000</meta:creation-date>
    <dc:date>2022-01-06T18:31:49.123498034</dc:date>
    <meta:editing-duration>PT42M5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7" meta:word-count="606" meta:character-count="3309" meta:non-whitespace-character-count="2771"/>
  </office:meta>
</office:document-meta>
</file>